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9mm"/>
    </style:style>
    <style:style style:name="co2" style:family="table-column">
      <style:table-column-properties fo:break-before="auto" style:column-width="158.26mm"/>
    </style:style>
    <style:style style:name="co3" style:family="table-column">
      <style:table-column-properties fo:break-before="auto" style:column-width="25.44mm"/>
    </style:style>
    <style:style style:name="co4" style:family="table-column">
      <style:table-column-properties fo:break-before="auto" style:column-width="135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0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ce4e5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87d1d1"/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bce4e5"/>
    </style:style>
    <style:style style:name="ce17" style:family="table-cell" style:parent-style-name="Default">
      <style:table-cell-properties fo:background-color="#87d1d1"/>
    </style:style>
  </office:automatic-styles>
  <office:body>
    <office:spreadsheet>
      <table:calculation-settings table:precision-as-shown="true" table:automatic-find-labels="false" table:use-regular-expressions="false" table:use-wildcards="true"/>
      <table:content-validations>
        <table:content-validation table:name="val1" table:condition="of:cell-content-is-in-list(&quot;Must&quot;;&quot;Should&quot;;&quot;Could&quot;;&quot;Won't&quot;)" table:allow-empty-cell="true" table:display-list="unsorted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quirements</text:p>
          </table:table-cell>
          <table:covered-table-cell table:style-name="ce9"/>
          <table:covered-table-cell table:content-validation-name="val1"/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9"/>
          <table:table-cell table:number-columns-repeated="1022"/>
        </table:table-row>
        <table:table-row table:style-name="ro3">
          <table:table-cell table:style-name="ce3" office:value-type="string" calcext:value-type="string">
            <text:p>Project</text:p>
          </table:table-cell>
          <table:table-cell table:style-name="ce10" office:value-type="string" calcext:value-type="string">
            <text:p>{insert project name here}</text:p>
          </table:table-cell>
          <table:table-cell table:style-name="ce13" table:content-validation-name="val1"/>
          <table:table-cell table:style-name="ce13"/>
          <table:table-cell table:style-name="ce16" table:number-columns-repeated="1020"/>
        </table:table-row>
        <table:table-row table:style-name="ro3">
          <table:table-cell table:style-name="ce4" office:value-type="string" calcext:value-type="string">
            <text:p>Project Lead</text:p>
          </table:table-cell>
          <table:table-cell table:style-name="ce11" table:content-validation-name="val1" office:value-type="string" calcext:value-type="string">
            <text:p>Christopher Lane</text:p>
          </table:table-cell>
          <table:table-cell table:style-name="ce14" table:content-validation-name="val1"/>
          <table:table-cell table:style-name="ce14"/>
          <table:table-cell table:style-name="ce17" table:number-columns-repeated="1020"/>
        </table:table-row>
        <table:table-row table:style-name="ro3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3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quirement</text:p>
          </table:table-cell>
          <table:table-cell table:style-name="ce15" office:value-type="string" calcext:value-type="string">
            <text:p>MoSCoW</text:p>
          </table:table-cell>
          <table:table-cell table:style-name="ce15"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001</text:p>
          </table:table-cell>
          <table:table-cell table:style-name="ce12" office:value-type="string" calcext:value-type="string">
            <text:p>Inform user when to turn in their landing pattern</text:p>
          </table:table-cell>
          <table:table-cell table:style-name="ce12" table:content-validation-name="val1" office:value-type="string" calcext:value-type="string">
            <text:p>Must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" calcext:value-type="float">
            <text:p>002</text:p>
          </table:table-cell>
          <table:table-cell table:style-name="ce12" office:value-type="string" calcext:value-type="string">
            <text:p>Use current speed/location to adjust predictions</text:p>
          </table:table-cell>
          <table:table-cell table:style-name="ce12" table:content-validation-name="val1" office:value-type="string" calcext:value-type="string">
            <text:p>Must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003</text:p>
          </table:table-cell>
          <table:table-cell table:style-name="ce12" office:value-type="string" calcext:value-type="string">
            <text:p>Not give any dangerous instructions</text:p>
          </table:table-cell>
          <table:table-cell table:style-name="ce12" table:content-validation-name="val1" office:value-type="string" calcext:value-type="string">
            <text:p>Must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4" calcext:value-type="float">
            <text:p>004</text:p>
          </table:table-cell>
          <table:table-cell table:style-name="ce12" office:value-type="string" calcext:value-type="string">
            <text:p>Keep the user a safe distance from buildings</text:p>
          </table:table-cell>
          <table:table-cell table:style-name="ce12" table:content-validation-name="val1" office:value-type="string" calcext:value-type="string">
            <text:p>Should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5" calcext:value-type="float">
            <text:p>005</text:p>
          </table:table-cell>
          <table:table-cell table:style-name="ce12" office:value-type="string" calcext:value-type="string">
            <text:p>Avoid directing the user to land downwind of buildings</text:p>
          </table:table-cell>
          <table:table-cell table:style-name="ce12" table:content-validation-name="val1" office:value-type="string" calcext:value-type="string">
            <text:p>Should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6" calcext:value-type="float">
            <text:p>006</text:p>
          </table:table-cell>
          <table:table-cell table:style-name="ce12" office:value-type="string" calcext:value-type="string">
            <text:p>Log data such as max speed, GPS location etc. for later viewing</text:p>
          </table:table-cell>
          <table:table-cell table:style-name="ce12" table:content-validation-name="val1" office:value-type="string" calcext:value-type="string">
            <text:p>Could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7" calcext:value-type="float">
            <text:p>007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008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9" calcext:value-type="float">
            <text:p>009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0" calcext:value-type="float">
            <text:p>010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1" calcext:value-type="float">
            <text:p>011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2" calcext:value-type="float">
            <text:p>012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3" calcext:value-type="float">
            <text:p>013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4" calcext:value-type="float">
            <text:p>014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5" calcext:value-type="float">
            <text:p>015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6" calcext:value-type="float">
            <text:p>016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7" calcext:value-type="float">
            <text:p>017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8" calcext:value-type="float">
            <text:p>018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19" calcext:value-type="float">
            <text:p>019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0" calcext:value-type="float">
            <text:p>020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1" calcext:value-type="float">
            <text:p>021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2" calcext:value-type="float">
            <text:p>022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3" calcext:value-type="float">
            <text:p>023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4" calcext:value-type="float">
            <text:p>024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5" calcext:value-type="float">
            <text:p>025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6" calcext:value-type="float">
            <text:p>026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7" calcext:value-type="float">
            <text:p>027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8" calcext:value-type="float">
            <text:p>028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29" calcext:value-type="float">
            <text:p>029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0" calcext:value-type="float">
            <text:p>030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1" calcext:value-type="float">
            <text:p>031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2" calcext:value-type="float">
            <text:p>032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3" calcext:value-type="float">
            <text:p>033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4" calcext:value-type="float">
            <text:p>034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5" calcext:value-type="float">
            <text:p>035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6" calcext:value-type="float">
            <text:p>036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7" calcext:value-type="float">
            <text:p>037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8" calcext:value-type="float">
            <text:p>038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39" calcext:value-type="float">
            <text:p>039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3">
          <table:table-cell table:style-name="ce7" office:value-type="float" office:value="40" calcext:value-type="float">
            <text:p>040</text:p>
          </table:table-cell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2" table:number-rows-repeated="1048529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6:Sheet1.D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Lane</meta:initial-creator>
    <meta:creation-date>2017-10-08T13:09:51.949256911</meta:creation-date>
    <dc:date>2017-10-08T13:49:29.120970768</dc:date>
    <dc:creator>Chris Lane</dc:creator>
    <meta:editing-duration>PT11M20S</meta:editing-duration>
    <meta:editing-cycles>2</meta:editing-cycles>
    <meta:generator>LibreOffice/5.4.1.2.0$Linux_X86_64 LibreOffice_project/40m0$Build-2</meta:generator>
    <meta:document-statistic meta:table-count="1" meta:cell-count="61" meta:object-count="0"/>
  </office:meta>
</office:document-meta>
</file>